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b2b2b2"/>
      <style:text-properties style:use-window-font-color="true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4"/>
          <table:table-cell table:style-name="ce5" table:number-columns-repeated="2"/>
          <table:table-cell table:style-name="ce4" table:number-columns-repeated="7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number-columns-repeated="4"/>
          <table:table-cell table:style-name="ce5" table:number-columns-repeated="2"/>
          <table:table-cell table:style-name="ce4" table:number-columns-repeated="5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number-columns-repeated="6"/>
          <table:table-cell table:style-name="ce5" table:number-columns-repeated="2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number-columns-repeated="8"/>
          <table:table-cell table:style-name="ce5" table:number-columns-repeated="2"/>
          <table:table-cell table:style-name="ce4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number-columns-repeated="11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8:56:39.171747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3-22T18:57:55.067044314</dc:date>
    <dc:creator>Stéphane Galland</dc:creator>
    <meta:editing-duration>PT12M56S</meta:editing-duration>
    <meta:editing-cycles>6</meta:editing-cycles>
    <meta:generator>LibreOffice/4.2.8.2$Linux_X86_64 LibreOffice_project/420m0$Build-2</meta:generator>
    <meta:document-statistic meta:table-count="1" meta:cell-count="27" meta:object-count="0"/>
  </office:meta>
</office:document-meta>
</file>